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177560" officeooo:paragraph-rsid="00134b07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officeooo:rsid="002211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Project Requirements: Real-Time ETL and Analytics Pipeline for E-Commerce Data</text:span></text:p>
      <text:h text:style-name="Heading_20_3" text:outline-level="3"><text:span text:style-name="Strong_20_Emphasis">1. Project Overview</text:span></text:h>
      <text:p text:style-name="Text_20_body">This project aims to design and implement a real-time ETL (Extract, Transform, Load) and analytics pipeline for an e-commerce platform. The system will collect, process, and analyze transactional and user interaction data in real-time to enable actionable insights.</text:p>
      <text:h text:style-name="Heading_20_3" text:outline-level="3"><text:span text:style-name="Strong_20_Emphasis">2. Data Sources</text:span></text:h>
      <text:list xml:id="list1996981060" text:style-name="L1">
        <text:list-item>
          <text:p text:style-name="P3"><text:span text:style-name="Strong_20_Emphasis">Transactional Data</text:span>: Orders, Payments, Shipments </text:p>
        </text:list-item>
        <text:list-item>
          <text:p text:style-name="P3"><text:span text:style-name="Strong_20_Emphasis">User Interaction Data</text:span>: Clickstream events, Product views, Cart additions </text:p>
        </text:list-item>
        <text:list-item>
          <text:p text:style-name="P2"><text:span text:style-name="Strong_20_Emphasis">External Data (Optional)</text:span>: Promotional campaigns, Supplier details </text:p>
        </text:list-item>
      </text:list>
      <text:h text:style-name="Heading_20_3" text:outline-level="3"><text:span text:style-name="Strong_20_Emphasis">3. Data Ingestion</text:span></text:h>
      <text:list xml:id="list2716044590" text:style-name="L2">
        <text:list-item>
          <text:p text:style-name="P5"><text:span text:style-name="Strong_20_Emphasis">Streaming Service</text:span>: AWS Kinesis for real-time data ingestion </text:p>
        </text:list-item>
        <text:list-item>
          <text:p text:style-name="P5"><text:span text:style-name="Strong_20_Emphasis">Batch Processing</text:span>: S3 for storing historical data </text:p>
        </text:list-item>
        <text:list-item>
          <text:p text:style-name="P4"><text:span text:style-name="Strong_20_Emphasis">API Endpoints</text:span>: Integration with third-party services (e.g., payment gateways) </text:p>
        </text:list-item>
      </text:list>
      <text:h text:style-name="Heading_20_3" text:outline-level="3"><text:span text:style-name="Strong_20_Emphasis">4. Data Processing &amp; Transformation</text:span></text:h>
      <text:list xml:id="list1924983582" text:style-name="L3">
        <text:list-item>
          <text:p text:style-name="P7"><text:span text:style-name="Strong_20_Emphasis">Framework</text:span>: Apache Spark (PySpark) for real-time and batch processing </text:p>
        </text:list-item>
        <text:list-item>
          <text:p text:style-name="P7"><text:span text:style-name="Strong_20_Emphasis">Transformations</text:span>: </text:p>
          <text:list>
            <text:list-item>
              <text:p text:style-name="P7">Cleaning and filtering raw data </text:p>
            </text:list-item>
            <text:list-item>
              <text:p text:style-name="P7">Enriching with product and customer metadata </text:p>
            </text:list-item>
            <text:list-item>
              <text:p text:style-name="P6">Aggregations for analytics (e.g., revenue per hour, top-selling products) </text:p>
            </text:list-item>
          </text:list>
        </text:list-item>
      </text:list>
      <text:h text:style-name="Heading_20_3" text:outline-level="3"><text:span text:style-name="Strong_20_Emphasis">5. Data Storage</text:span></text:h>
      <text:list xml:id="list3410437879" text:style-name="L4">
        <text:list-item>
          <text:p text:style-name="P9"><text:span text:style-name="Strong_20_Emphasis">Raw Data Storage</text:span>: Amazon S3 </text:p>
        </text:list-item>
        <text:list-item>
          <text:p text:style-name="P9"><text:span text:style-name="Strong_20_Emphasis">Processed Data Storage</text:span>: Amazon Redshift (Data Warehouse) </text:p>
        </text:list-item>
        <text:list-item>
          <text:p text:style-name="P8"><text:span text:style-name="Strong_20_Emphasis">Indexing &amp; Query Performance</text:span>: Partitioning, Compression, Redshift Spectrum </text:p>
        </text:list-item>
      </text:list>
      <text:h text:style-name="Heading_20_3" text:outline-level="3"><text:span text:style-name="Strong_20_Emphasis">6. Data Pipeline Automation</text:span></text:h>
      <text:list xml:id="list1686932679" text:style-name="L5">
        <text:list-item>
          <text:p text:style-name="P11"><text:span text:style-name="Strong_20_Emphasis">Workflow Orchestration</text:span>: Apache Airflow for scheduling ETL jobs </text:p>
        </text:list-item>
        <text:list-item>
          <text:p text:style-name="P10"><text:span text:style-name="Strong_20_Emphasis">Monitoring &amp; Logging</text:span>: AWS CloudWatch for pipeline health checks </text:p>
        </text:list-item>
      </text:list>
      <text:h text:style-name="Heading_20_3" text:outline-level="3"><text:span text:style-name="Strong_20_Emphasis">7. Analytics &amp; Reporting</text:span></text:h>
      <text:list xml:id="list2515377833" text:style-name="L6">
        <text:list-item>
          <text:p text:style-name="P13"><text:span text:style-name="Strong_20_Emphasis">BI Tool</text:span>: Looker/Tableau/Amazon QuickSight for visual analytics </text:p>
        </text:list-item>
        <text:list-item>
          <text:p text:style-name="P13"><text:span text:style-name="Strong_20_Emphasis">Metrics &amp; Insights</text:span>: </text:p>
          <text:list>
            <text:list-item>
              <text:p text:style-name="P13">Sales trends </text:p>
            </text:list-item>
            <text:list-item>
              <text:p text:style-name="P13">Customer behavior analytics </text:p>
            </text:list-item>
            <text:list-item>
              <text:p text:style-name="P13">Real-time inventory tracking </text:p>
            </text:list-item>
            <text:list-item>
              <text:p text:style-name="P12">Effectiveness of promotions </text:p>
            </text:list-item>
          </text:list>
        </text:list-item>
      </text:list>
      <text:h text:style-name="Heading_20_3" text:outline-level="3"><text:span text:style-name="Strong_20_Emphasis">8. Scalability &amp; Performance</text:span></text:h>
      <text:list xml:id="list407956274" text:style-name="L7">
        <text:list-item>
          <text:p text:style-name="P15"><text:span text:style-name="Strong_20_Emphasis">Data Partitioning &amp; Bucketing</text:span> for efficient querying </text:p>
        </text:list-item>
        <text:list-item>
          <text:p text:style-name="P15"><text:soft-page-break/><text:span text:style-name="Strong_20_Emphasis">Auto-scaling</text:span> for AWS Kinesis and Spark clusters </text:p>
        </text:list-item>
        <text:list-item>
          <text:p text:style-name="P14"><text:span text:style-name="Strong_20_Emphasis">Optimized Data Model</text:span> for high-performance analytics </text:p>
        </text:list-item>
      </text:list>
      <text:h text:style-name="Heading_20_3" text:outline-level="3"><text:span text:style-name="Strong_20_Emphasis">9. Security &amp; Compliance</text:span></text:h>
      <text:list xml:id="list1557085074" text:style-name="L8">
        <text:list-item>
          <text:p text:style-name="P17"><text:span text:style-name="Strong_20_Emphasis">Data Encryption</text:span>: AWS KMS (Key Management Service) for securing sensitive data and managing encryption keys efficiently </text:p>
        </text:list-item>
        <text:list-item>
          <text:p text:style-name="P17"><text:span text:style-name="Strong_20_Emphasis">Access Control</text:span>: IAM policies for role-based permissions </text:p>
        </text:list-item>
        <text:list-item>
          <text:p text:style-name="P16"><text:span text:style-name="Strong_20_Emphasis">Data Governance</text:span>: GDPR/CCPA compliance (if applicable) </text:p>
        </text:list-item>
      </text:list>
      <text:h text:style-name="Heading_20_3" text:outline-level="3"><text:span text:style-name="Strong_20_Emphasis">10. Deployment &amp; CI/CD</text:span></text:h>
      <text:list xml:id="list446056085" text:style-name="L9">
        <text:list-item>
          <text:p text:style-name="P19"><text:span text:style-name="Strong_20_Emphasis">Infrastructure as Code</text:span>: Terraform for AWS resource provisioning </text:p>
        </text:list-item>
        <text:list-item>
          <text:p text:style-name="P19"><text:span text:style-name="Strong_20_Emphasis">CI/CD Pipelines</text:span>: GitHub Actions for automating deployments </text:p>
        </text:list-item>
        <text:list-item>
          <text:p text:style-name="P18"><text:span text:style-name="Strong_20_Emphasis">Testing Framework</text:span>: Unit tests for data quality validation </text:p>
        </text:list-item>
      </text:list>
      <text:h text:style-name="Heading_20_3" text:outline-level="3"><text:span text:style-name="Strong_20_Emphasis">11. Architecture Overview</text:span></text:h>
      <text:p text:style-name="Text_20_body">The real-time ETL and analytics pipeline is built using AWS services and follows a modular architecture to ensure scalability and performance. The key components include:</text:p>
      <text:h text:style-name="Heading_20_4" text:outline-level="4"><text:span text:style-name="Strong_20_Emphasis">11.1 System Components</text:span></text:h>
      <text:list xml:id="list2977382192" text:style-name="L10">
        <text:list-item>
          <text:p text:style-name="P21"><text:span text:style-name="Strong_20_Emphasis">Data Ingestion</text:span>: AWS Kinesis for real-time event streaming, API integration, and S3 for batch ingestion. </text:p>
        </text:list-item>
        <text:list-item>
          <text:p text:style-name="P21"><text:span text:style-name="Strong_20_Emphasis">Processing Layer</text:span>: Apache Spark on AWS EMR to clean, transform, and aggregate data. </text:p>
        </text:list-item>
        <text:list-item>
          <text:p text:style-name="P21"><text:span text:style-name="Strong_20_Emphasis">Storage Layer</text:span>: Raw data stored in S3, processed data in Amazon Redshift for analytics. </text:p>
        </text:list-item>
        <text:list-item>
          <text:p text:style-name="P21"><text:span text:style-name="Strong_20_Emphasis">Orchestration</text:span>: Apache Airflow to manage ETL workflows. </text:p>
        </text:list-item>
        <text:list-item>
          <text:p text:style-name="P21"><text:span text:style-name="Strong_20_Emphasis">Analytics &amp; Visualization</text:span>: Amazon QuickSight or Tableau for reporting and dashboards. </text:p>
        </text:list-item>
        <text:list-item>
          <text:p text:style-name="P20"><text:span text:style-name="Strong_20_Emphasis">Monitoring &amp; Logging</text:span>: AWS CloudWatch for system health and log tracking. </text:p>
        </text:list-item>
      </text:list>
      <text:h text:style-name="Heading_20_4" text:outline-level="4"><text:span text:style-name="Strong_20_Emphasis">11.2 Data Flow</text:span></text:h>
      <text:list xml:id="list2406828594" text:style-name="L11">
        <text:list-item>
          <text:p text:style-name="P23"><text:span text:style-name="Strong_20_Emphasis">Data is ingested</text:span> from various sources (e.g., transactional systems, user interactions, external APIs) via AWS Kinesis and stored in Amazon S3 for batch processing. </text:p>
        </text:list-item>
        <text:list-item>
          <text:p text:style-name="P23"><text:span text:style-name="Strong_20_Emphasis">Streaming data</text:span> is processed in real-time using Apache Spark on AWS EMR. </text:p>
        </text:list-item>
        <text:list-item>
          <text:p text:style-name="P23"><text:span text:style-name="Strong_20_Emphasis">Processed data</text:span> is written to Amazon Redshift for analytical querying. </text:p>
        </text:list-item>
        <text:list-item>
          <text:p text:style-name="P23"><text:span text:style-name="Strong_20_Emphasis">Data transformation and aggregation</text:span> are automated using Apache Airflow. </text:p>
        </text:list-item>
        <text:list-item>
          <text:p text:style-name="P22"><text:span text:style-name="Strong_20_Emphasis">Analytics dashboards</text:span> are updated in near real-time to provide business insights. </text:p>
        </text:list-item>
      </text:list>
      <text:h text:style-name="Heading_20_3" text:outline-level="3"><text:span text:style-name="Strong_20_Emphasis">12. Data Models &amp; Schema</text:span></text:h>
      <text:h text:style-name="Heading_20_4" text:outline-level="4"><text:span text:style-name="Strong_20_Emphasis">12.1 Relational Model (Normalized - OLTP)</text:span></text:h>
      <text:p text:style-name="Text_20_body"><text:span text:style-name="Strong_20_Emphasis">Purpose:</text:span> Optimized for efficient storage and transactions. Best for raw data ingestion.</text:p>
      <text:p text:style-name="Text_20_body"><text:span text:style-name="Strong_20_Emphasis">Tables:</text:span></text:p>
      <text:list xml:id="list435534841" text:style-name="L12">
        <text:list-item>
          <text:p text:style-name="P25"><text:span text:style-name="Strong_20_Emphasis">Orders</text:span> (OrderID (PK), CustomerID (FK1), OrderDate, TotalAmount, Status) </text:p>
        </text:list-item>
        <text:list-item>
          <text:p text:style-name="P25"><text:span text:style-name="Strong_20_Emphasis">OrderStatusHistory</text:span> (OrderStatusID (PK), OrderID (FK1), Status, StatusDate) </text:p>
        </text:list-item>
        <text:list-item>
          <text:p text:style-name="P25"><text:span text:style-name="Strong_20_Emphasis">Shipments</text:span> (ShipmentID (PK), OrderID (FK1), Carrier, TrackingNumber, Status, DeliveryDate) </text:p>
        </text:list-item>
        <text:list-item>
          <text:p text:style-name="P25"><text:soft-page-break/><text:span text:style-name="Strong_20_Emphasis">Customers</text:span> (CustomerID (PK), Name, Email, Address, SignupDate) </text:p>
        </text:list-item>
        <text:list-item>
          <text:p text:style-name="P25"><text:span text:style-name="Strong_20_Emphasis">OrderDetails</text:span> (OrderDetailID (PK), OrderID (FK1), ProductID (FK2), Quantity, Subtotal) </text:p>
        </text:list-item>
        <text:list-item>
          <text:p text:style-name="P25"><text:span text:style-name="Strong_20_Emphasis">OrderPromotions</text:span> (OrderPromotionID (PK), OrderID (FK1), PromotionID (FK2), DiscountApplied) </text:p>
        </text:list-item>
        <text:list-item>
          <text:p text:style-name="P25"><text:span text:style-name="Strong_20_Emphasis">Promotions</text:span> (PromoID (PK), Discount, StartDate, EndDate, CampaignType) </text:p>
        </text:list-item>
        <text:list-item>
          <text:p text:style-name="P25"><text:span text:style-name="Strong_20_Emphasis">Payments</text:span> (PaymentID (PK), OrderID (FK1), PaymentMethod, PaymentStatus, Amount) </text:p>
        </text:list-item>
        <text:list-item>
          <text:p text:style-name="P25"><text:span text:style-name="Strong_20_Emphasis">Products</text:span> (ProductID (PK), Name, Category, Price) </text:p>
        </text:list-item>
        <text:list-item>
          <text:p text:style-name="P25"><text:span text:style-name="Strong_20_Emphasis">Suppliers</text:span> (SupplierID (PK), Name, ContactInfo) </text:p>
        </text:list-item>
        <text:list-item>
          <text:p text:style-name="P25"><text:span text:style-name="Strong_20_Emphasis">ProductSuppliers</text:span> (ProductSupplierID (PK), ProductID (FK1), SupplierID (FK2)) </text:p>
        </text:list-item>
        <text:list-item>
          <text:p text:style-name="P24"><text:span text:style-name="Strong_20_Emphasis">Inventory</text:span> (InventoryID (PK), ProductID (FK1), StockLevel, LastUpdated) </text:p>
        </text:list-item>
      </text:list>
      <text:h text:style-name="Heading_20_4" text:outline-level="4"><text:span text:style-name="Strong_20_Emphasis">12.2 Analytical Model (Denormalized - OLAP)</text:span></text:h>
      <text:p text:style-name="Text_20_body"><text:span text:style-name="Strong_20_Emphasis">Purpose:</text:span> Optimized for analytics and fast queries in Redshift. Uses a star schema.</text:p>
      <text:p text:style-name="Text_20_body"><text:span text:style-name="Strong_20_Emphasis">Tables:</text:span></text:p>
      <text:list xml:id="list159230790" text:style-name="L13">
        <text:list-item>
          <text:p text:style-name="P27"><text:span text:style-name="Strong_20_Emphasis">Fact_Orders</text:span> (OrderID (PK), CustomerID (FK1), ProductID (FK2), PromoID (FK3), DateID (FK4), TotalAmount, DiscountApplied, PaymentMethod, PaymentStatus, DeliveryDate, OrderStatus) </text:p>
        </text:list-item>
        <text:list-item>
          <text:p text:style-name="P27"><text:span text:style-name="Strong_20_Emphasis">Fact_Inventory</text:span> (InventoryID (PK), ProductID (FK1), SupplierID (FK2), StockLevel, LastUpdated) </text:p>
        </text:list-item>
        <text:list-item>
          <text:p text:style-name="P27"><text:span text:style-name="Strong_20_Emphasis">Dim_Customers</text:span> (CustomerID (PK), Name, Email, Address, SignupDate) </text:p>
        </text:list-item>
        <text:list-item>
          <text:p text:style-name="P27"><text:span text:style-name="Strong_20_Emphasis">Dim_Products</text:span> (ProductID (PK), Name, Category, Price) </text:p>
        </text:list-item>
        <text:list-item>
          <text:p text:style-name="P27"><text:span text:style-name="Strong_20_Emphasis">Dim_Suppliers</text:span> (SupplierID (PK), Name, ContactInfo) </text:p>
        </text:list-item>
        <text:list-item>
          <text:p text:style-name="P27"><text:span text:style-name="Strong_20_Emphasis">Dim_Promotions</text:span> (PromoID (PK), Discount, StartDate, EndDate, CampaignType) </text:p>
        </text:list-item>
        <text:list-item>
          <text:p text:style-name="P26"><text:span text:style-name="Strong_20_Emphasis">Dim_Time</text:span> (DateID (PK), Date, Week, Month, Quarter, Year) </text:p>
        </text:list-item>
      </text:list>
      <text:h text:style-name="Heading_20_3" text:outline-level="3"><text:span text:style-name="Strong_20_Emphasis">1</text:span><text:span text:style-name="Strong_20_Emphasis"><text:span text:style-name="T1">3</text:span></text:span><text:span text:style-name="Strong_20_Emphasis">. Expected Outcome</text:span></text:h>
      <text:p text:style-name="Text_20_body">A robust, scalable, and real-time ETL and analytics pipeline capable of processing and analyzing e-commerce data to drive business intelligence and decision-making.</text:p>
      <text:p text:style-name="P1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2:04:18.904759777</meta:creation-date>
    <dc:date>2025-03-21T12:54:14.546240440</dc:date>
    <meta:editing-duration>PT1H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6" meta:word-count="738" meta:character-count="5372" meta:non-whitespace-character-count="4720"/>
  </office:meta>
</office:document-meta>
</file>